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/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&gt;=8" style:apply-style-name="Bad" style:base-cell-address="Aliya.E2"/>
      <style:map style:condition="cell-content()=7" style:apply-style-name="Status" style:base-cell-address="Aliya.E2"/>
      <style:map style:condition="cell-content()&lt;7" style:apply-style-name="Good" style:base-cell-address="Aliya.E2"/>
    </style:style>
    <style:style style:name="ce10" style:family="table-cell" style:parent-style-name="Default">
      <style:map style:condition="cell-content()&gt;=8" style:apply-style-name="Bad" style:base-cell-address="Aliya.E2"/>
      <style:map style:condition="cell-content()=7" style:apply-style-name="Status" style:base-cell-address="Aliya.E2"/>
      <style:map style:condition="cell-content()&lt;7" style:apply-style-name="Good" style:base-cell-address="Aliya.E2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in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9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-[.C2]-[.D2]" office:value-type="float" office:value="6" calcext:value-type="float">
            <text:p>6</text:p>
          </table:table-cell>
          <table:table-cell table:formula="of:=VLOOKUP([.E2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11" calcext:value-type="float">
            <text:p>11</text:p>
          </table:table-cell>
          <table:table-cell table:formula="of:=VLOOKUP([.E3];[.$J$2:.$L$12];3)" office:value-type="float" office:value="0.0833333333333333" calcext:value-type="float">
            <text:p>0.083333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]-[.C4]-[.D4]" office:value-type="float" office:value="3" calcext:value-type="float">
            <text:p>3</text:p>
          </table:table-cell>
          <table:table-cell table:formula="of:=VLOOKUP([.E4];[.$J$2:.$L$12];3)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nimal Handling/Trainin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-[.C5]-[.D5]" office:value-type="float" office:value="6" calcext:value-type="float">
            <text:p>6</text:p>
          </table:table-cell>
          <table:table-cell table:formula="of:=VLOOKUP([.E5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Archery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6]-[.C6]-[.D6]" office:value-type="float" office:value="10" calcext:value-type="float">
            <text:p>10</text:p>
          </table:table-cell>
          <table:table-cell table:formula="of:=VLOOKUP([.E6];[.$J$2:.$L$12];3)" office:value-type="float" office:value="0.166666666666667" calcext:value-type="float">
            <text:p>0.1666666666666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Art/Oral Trad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-[.C7]-[.D7]" office:value-type="float" office:value="6" calcext:value-type="float">
            <text:p>6</text:p>
          </table:table-cell>
          <table:table-cell table:formula="of:=VLOOKUP([.E7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8]-[.C8]-[.D8]" office:value-type="float" office:value="8" calcext:value-type="float">
            <text:p>8</text:p>
          </table:table-cell>
          <table:table-cell table:formula="of:=VLOOKUP([.E8];[.$J$2:.$L$12];3)" office:value-type="float" office:value="0.416666666666667" calcext:value-type="float">
            <text:p>0.41666666666666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areer/Cartograph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-[.C9]-[.D9]" office:value-type="float" office:value="4" calcext:value-type="float">
            <text:p>4</text:p>
          </table:table-cell>
          <table:table-cell table:formula="of:=VLOOKUP([.E9];[.$J$2:.$L$12];3)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Career/Sold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-[.C10]-[.D10]" office:value-type="float" office:value="5" calcext:value-type="float">
            <text:p>5</text:p>
          </table:table-cell>
          <table:table-cell table:formula="of:=VLOOKUP([.E10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-[.C11]-[.D11]" office:value-type="float" office:value="5" calcext:value-type="float">
            <text:p>5</text:p>
          </table:table-cell>
          <table:table-cell table:formula="of:=VLOOKUP([.E11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</text:p>
          </table:table-cell>
          <table:table-cell/>
        </table:table-row>
        <table:table-row table:style-name="ro1">
          <table:table-cell office:value-type="string" calcext:value-type="string">
            <text:p>Comms/Convention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]-[.C12]-[.D12]" office:value-type="float" office:value="4" calcext:value-type="float">
            <text:p>4</text:p>
          </table:table-cell>
          <table:table-cell table:formula="of:=VLOOKUP([.E12];[.$J$2:.$L$12];3)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-[.C13]-[.D13]" office:value-type="float" office:value="4" calcext:value-type="float">
            <text:p>4</text:p>
          </table:table-cell>
          <table:table-cell table:formula="of:=VLOOKUP([.E13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14]-[.C14]-[.D14]" office:value-type="float" office:value="9" calcext:value-type="float">
            <text:p>9</text:p>
          </table:table-cell>
          <table:table-cell table:formula="of:=VLOOKUP([.E14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15]-[.C15]-[.D15]" office:value-type="float" office:value="9" calcext:value-type="float">
            <text:p>9</text:p>
          </table:table-cell>
          <table:table-cell table:formula="of:=VLOOKUP([.E15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16]-[.C16]-[.D16]" office:value-type="float" office:value="10" calcext:value-type="float">
            <text:p>10</text:p>
          </table:table-cell>
          <table:table-cell table:formula="of:=VLOOKUP([.E16];[.$J$2:.$L$12];3)" office:value-type="float" office:value="0.166666666666667" calcext:value-type="float">
            <text:p>0.1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7]-[.C17]-[.D17]" office:value-type="float" office:value="2" calcext:value-type="float">
            <text:p>2</text:p>
          </table:table-cell>
          <table:table-cell table:formula="of:=VLOOKUP([.E17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8]-[.C18]-[.D18]" office:value-type="float" office:value="5" calcext:value-type="float">
            <text:p>5</text:p>
          </table:table-cell>
          <table:table-cell table:formula="of:=VLOOKUP([.E1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19]-[.C19]-[.D19]" office:value-type="float" office:value="8" calcext:value-type="float">
            <text:p>8</text:p>
          </table:table-cell>
          <table:table-cell table:formula="of:=VLOOKUP([.E19];[.$J$2:.$L$12];3)"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B20]-[.C20]-[.D20]" office:value-type="float" office:value="9" calcext:value-type="float">
            <text:p>9</text:p>
          </table:table-cell>
          <table:table-cell table:formula="of:=VLOOKUP([.E20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Architectur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]-[.C21]-[.D21]" office:value-type="float" office:value="7" calcext:value-type="float">
            <text:p>7</text:p>
          </table:table-cell>
          <table:table-cell table:formula="of:=VLOOKUP([.E21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Combine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e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3]-[.C23]-[.D23]" office:value-type="float" office:value="6" calcext:value-type="float">
            <text:p>6</text:p>
          </table:table-cell>
          <table:table-cell table:formula="of:=VLOOKUP([.E2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MechWarrior Cul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-[.D24]" office:value-type="float" office:value="6" calcext:value-type="float">
            <text:p>6</text:p>
          </table:table-cell>
          <table:table-cell table:formula="of:=VLOOKUP([.E2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andis Wildlif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5]-[.C25]-[.D25]" office:value-type="float" office:value="5" calcext:value-type="float">
            <text:p>5</text:p>
          </table:table-cell>
          <table:table-cell table:formula="of:=VLOOKUP([.E2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Terran Histo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6]-[.C26]-[.D26]" office:value-type="float" office:value="7" calcext:value-type="float">
            <text:p>7</text:p>
          </table:table-cell>
          <table:table-cell table:formula="of:=VLOOKUP([.E26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Vexil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-[.C27]-[.D27]" office:value-type="float" office:value="6" calcext:value-type="float">
            <text:p>6</text:p>
          </table:table-cell>
          <table:table-cell table:formula="of:=VLOOKUP([.E2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28]-[.C28]-[.D28]" office:value-type="float" office:value="9" calcext:value-type="float">
            <text:p>9</text:p>
          </table:table-cell>
          <table:table-cell table:formula="of:=VLOOKUP([.E28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29]-[.C29]-[.D29]" office:value-type="float" office:value="9" calcext:value-type="float">
            <text:p>9</text:p>
          </table:table-cell>
          <table:table-cell table:formula="of:=VLOOKUP([.E29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0]-[.C30]-[.D30]" office:value-type="float" office:value="2" calcext:value-type="float">
            <text:p>2</text:p>
          </table:table-cell>
          <table:table-cell table:formula="of:=VLOOKUP([.E30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Japane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1]-[.C31]-[.D31]" office:value-type="float" office:value="2" calcext:value-type="float">
            <text:p>2</text:p>
          </table:table-cell>
          <table:table-cell table:formula="of:=VLOOKUP([.E31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2]-[.C32]-[.D32]" office:value-type="float" office:value="3" calcext:value-type="float">
            <text:p>3</text:p>
          </table:table-cell>
          <table:table-cell table:formula="of:=VLOOKUP([.E32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]-[.C33]-[.D33]" office:value-type="float" office:value="6" calcext:value-type="float">
            <text:p>6</text:p>
          </table:table-cell>
          <table:table-cell table:formula="of:=VLOOKUP([.E3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4]-[.C34]-[.D34]" office:value-type="float" office:value="5" calcext:value-type="float">
            <text:p>5</text:p>
          </table:table-cell>
          <table:table-cell table:formula="of:=VLOOKUP([.E3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5]-[.C35]-[.D35]" office:value-type="float" office:value="3" calcext:value-type="float">
            <text:p>3</text:p>
          </table:table-cell>
          <table:table-cell table:formula="of:=VLOOKUP([.E35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Ai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7]-[.C37]-[.D37]" office:value-type="float" office:value="4" calcext:value-type="float">
            <text:p>4</text:p>
          </table:table-cell>
          <table:table-cell table:formula="of:=VLOOKUP([.E37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8]-[.C38]-[.D38]" office:value-type="float" office:value="4" calcext:value-type="float">
            <text:p>4</text:p>
          </table:table-cell>
          <table:table-cell table:formula="of:=VLOOKUP([.E38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9]-[.C39]-[.D39]" office:value-type="float" office:value="3" calcext:value-type="float">
            <text:p>3</text:p>
          </table:table-cell>
          <table:table-cell table:formula="of:=VLOOKUP([.E39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ing/Air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0]-[.C40]-[.D40]" office:value-type="float" office:value="3" calcext:value-type="float">
            <text:p>3</text:p>
          </table:table-cell>
          <table:table-cell table:formula="of:=VLOOKUP([.E40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41]-[.C41]-[.D41]" office:value-type="float" office:value="10" calcext:value-type="float">
            <text:p>10</text:p>
          </table:table-cell>
          <table:table-cell table:formula="of:=VLOOKUP([.E41];[.$J$2:.$L$12];3)" office:value-type="float" office:value="0.166666666666667" calcext:value-type="float">
            <text:p>0.1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2]-[.C42]-[.D42]" office:value-type="float" office:value="4" calcext:value-type="float">
            <text:p>4</text:p>
          </table:table-cell>
          <table:table-cell table:formula="of:=VLOOKUP([.E42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Peripher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3]-[.C43]-[.D43]" office:value-type="float" office:value="3" calcext:value-type="float">
            <text:p>3</text:p>
          </table:table-cell>
          <table:table-cell table:formula="of:=VLOOKUP([.E43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4]-[.C44]-[.D44]" office:value-type="float" office:value="5" calcext:value-type="float">
            <text:p>5</text:p>
          </table:table-cell>
          <table:table-cell table:formula="of:=VLOOKUP([.E4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ce/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45]-[.C45]-[.D45]" office:value-type="float" office:value="9" calcext:value-type="float">
            <text:p>9</text:p>
          </table:table-cell>
          <table:table-cell table:style-name="ce2" table:formula="of:=VLOOKUP([.E45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Electr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6]-[.C46]-[.D46]" office:value-type="float" office:value="3" calcext:value-type="float">
            <text:p>3</text:p>
          </table:table-cell>
          <table:table-cell table:style-name="ce2" table:formula="of:=VLOOKUP([.E46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7]-[.C47]-[.D47]" office:value-type="float" office:value="3" calcext:value-type="float">
            <text:p>3</text:p>
          </table:table-cell>
          <table:table-cell table:style-name="ce2" table:formula="of:=VLOOKUP([.E47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 Operatio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8]-[.C48]-[.D48]" office:value-type="float" office:value="3" calcext:value-type="float">
            <text:p>3</text:p>
          </table:table-cell>
          <table:table-cell table:style-name="ce2" table:formula="of:=VLOOKUP([.E48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9]-[.C49]-[.D49]" office:value-type="float" office:value="3" calcext:value-type="float">
            <text:p>3</text:p>
          </table:table-cell>
          <table:table-cell table:style-name="ce2" table:formula="of:=VLOOKUP([.E49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0]-[.C50]-[.D50]" office:value-type="float" office:value="2" calcext:value-type="float">
            <text:p>2</text:p>
          </table:table-cell>
          <table:table-cell table:style-name="ce2" table:formula="of:=VLOOKUP([.E50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51]-[.C51]-[.D51]" office:value-type="float" office:value="9" calcext:value-type="float">
            <text:p>9</text:p>
          </table:table-cell>
          <table:table-cell table:style-name="ce2" table:formula="of:=VLOOKUP([.E51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2]-[.C52]-[.D52]" office:value-type="float" office:value="6" calcext:value-type="float">
            <text:p>6</text:p>
          </table:table-cell>
          <table:table-cell table:style-name="ce2" table:formula="of:=VLOOKUP([.E5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Periphe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53]-[.C53]-[.D53]" office:value-type="float" office:value="4" calcext:value-type="float">
            <text:p>4</text:p>
          </table:table-cell>
          <table:table-cell table:style-name="ce2" table:formula="of:=VLOOKUP([.E53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54]-[.C54]-[.D54]" office:value-type="float" office:value="10" calcext:value-type="float">
            <text:p>10</text:p>
          </table:table-cell>
          <table:table-cell table:style-name="ce2" table:formula="of:=VLOOKUP([.E54];[.$J$2:.$L$12];3)" office:value-type="float" office:value="0.166666666666667" calcext:value-type="float">
            <text:p>0.1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gery/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55]-[.C55]-[.D55]" office:value-type="float" office:value="9" calcext:value-type="float">
            <text:p>9</text:p>
          </table:table-cell>
          <table:table-cell table:style-name="ce2" table:formula="of:=VLOOKUP([.E55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6]-[.C56]-[.D56]" office:value-type="float" office:value="3" calcext:value-type="float">
            <text:p>3</text:p>
          </table:table-cell>
          <table:table-cell table:style-name="ce2" table:formula="of:=VLOOKUP([.E56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7]-[.C57]-[.D57]" office:value-type="float" office:value="6" calcext:value-type="float">
            <text:p>6</text:p>
          </table:table-cell>
          <table:table-cell table:style-name="ce2" table:formula="of:=VLOOKUP([.E5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B58]-[.C58]-[.D58]" office:value-type="float" office:value="9" calcext:value-type="float">
            <text:p>9</text:p>
          </table:table-cell>
          <table:table-cell table:style-name="ce2" table:formula="of:=VLOOKUP([.E58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Electronic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9]-[.C59]-[.D59]" office:value-type="float" office:value="4" calcext:value-type="float">
            <text:p>4</text:p>
          </table:table-cell>
          <table:table-cell table:style-name="ce2" table:formula="of:=VLOOKUP([.E59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60]-[.C60]-[.D60]" office:value-type="float" office:value="4" calcext:value-type="float">
            <text:p>4</text:p>
          </table:table-cell>
          <table:table-cell table:style-name="ce2" table:formula="of:=VLOOKUP([.E60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wn Weapons/Blu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1]-[.C61]-[.D61]" office:value-type="float" office:value="5" calcext:value-type="float">
            <text:p>5</text:p>
          </table:table-cell>
          <table:table-cell table:style-name="ce2" table:formula="of:=VLOOKUP([.E6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Wil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2]-[.C62]-[.D62]" office:value-type="float" office:value="2" calcext:value-type="float">
            <text:p>2</text:p>
          </table:table-cell>
          <table:table-cell table:style-name="ce2" table:formula="of:=VLOOKUP([.E62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63]-[.C63]-[.D63]" office:value-type="float" office:value="4" calcext:value-type="float">
            <text:p>4</text:p>
          </table:table-cell>
          <table:table-cell table:style-name="ce2" table:formula="of:=VLOOKUP([.E63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ro-G Operations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[.B64]-[.C64]-[.D64]" office:value-type="float" office:value="11" calcext:value-type="float">
            <text:p>11</text:p>
          </table:table-cell>
          <table:table-cell table:style-name="ce2" table:formula="of:=VLOOKUP([.E64];[.$J$2:.$L$12];3)" office:value-type="float" office:value="0.0833333333333333" calcext:value-type="float">
            <text:p>0.083333333333333</text:p>
          </table:table-cell>
          <table:table-cell table:number-columns-repeated="7"/>
        </table:table-row>
        <calcext:conditional-formats>
          <calcext:conditional-format calcext:target-range-address="Hinata.F2:Hinata.F44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Hinata.F45:Hinata.F64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Hinata.E2:Hinata.E64">
            <calcext:color-scale>
              <calcext:color-scale-entry calcext:value="2" calcext:type="number" calcext:color="#00cc00"/>
              <calcext:color-scale-entry calcext:value="7" calcext:type="number" calcext:color="#ffff00"/>
              <calcext:color-scale-entry calcext:value="12" calcext:type="number" calcext:color="#ff0000"/>
            </calcext:color-scale>
          </calcext:conditional-format>
        </calcext:conditional-formats>
      </table:table>
      <table:table table:name="Aliy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Free-Fa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-[.D2]" office:value-type="float" office:value="7" calcext:value-type="float">
            <text:p>7</text:p>
          </table:table-cell>
          <table:table-cell table:formula="of:=VLOOKUP([.E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-[.C3]-[.D3]" office:value-type="float" office:value="6" calcext:value-type="float">
            <text:p>6</text:p>
          </table:table-cell>
          <table:table-cell table:formula="of:=VLOOKUP([.E3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]-[.C4]-[.D4]" office:value-type="float" office:value="5" calcext:value-type="float">
            <text:p>5</text:p>
          </table:table-cell>
          <table:table-cell table:formula="of:=VLOOKUP([.E4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pprais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C5]-[.D5]" office:value-type="float" office:value="7" calcext:value-type="float">
            <text:p>7</text:p>
          </table:table-cell>
          <table:table-cell table:formula="of:=VLOOKUP([.E5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Art/Coo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-[.C6]-[.D6]" office:value-type="float" office:value="7" calcext:value-type="float">
            <text:p>7</text:p>
          </table:table-cell>
          <table:table-cell table:formula="of:=VLOOKUP([.E6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areer/Syndica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7]-[.C7]-[.D7]" office:value-type="float" office:value="3" calcext:value-type="float">
            <text:p>3</text:p>
          </table:table-cell>
          <table:table-cell table:formula="of:=VLOOKUP([.E7];[.$J$2:.$L$12];3)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-[.C8]-[.D8]" office:value-type="float" office:value="6" calcext:value-type="float">
            <text:p>6</text:p>
          </table:table-cell>
          <table:table-cell table:formula="of:=VLOOKUP([.E8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-[.C9]-[.D9]" office:value-type="float" office:value="8" calcext:value-type="float">
            <text:p>8</text:p>
          </table:table-cell>
          <table:table-cell table:formula="of:=VLOOKUP([.E9];[.$J$2:.$L$12];3)" office:value-type="float" office:value="0.416666666666667" calcext:value-type="float">
            <text:p>0.4166666666666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-[.C10]-[.D10]" office:value-type="float" office:value="7" calcext:value-type="float">
            <text:p>7</text:p>
          </table:table-cell>
          <table:table-cell table:formula="of:=VLOOKUP([.E10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-[.C11]-[.D11]" office:value-type="float" office:value="6" calcext:value-type="float">
            <text:p>6</text:p>
          </table:table-cell>
          <table:table-cell table:formula="of:=VLOOKUP([.E11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</text:p>
          </table:table-cell>
          <table:table-cell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-[.C12]-[.D12]" office:value-type="float" office:value="6" calcext:value-type="float">
            <text:p>6</text:p>
          </table:table-cell>
          <table:table-cell table:formula="of:=VLOOKUP([.E12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3]-[.C13]-[.D13]" office:value-type="float" office:value="6" calcext:value-type="float">
            <text:p>6</text:p>
          </table:table-cell>
          <table:table-cell table:formula="of:=VLOOKUP([.E1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-[.C14]-[.D14]" office:value-type="float" office:value="7" calcext:value-type="float">
            <text:p>7</text:p>
          </table:table-cell>
          <table:table-cell table:formula="of:=VLOOKUP([.E1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Ground Vehic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-[.C15]-[.D15]" office:value-type="float" office:value="7" calcext:value-type="float">
            <text:p>7</text:p>
          </table:table-cell>
          <table:table-cell table:formula="of:=VLOOKUP([.E15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ambl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-[.C16]-[.D16]" office:value-type="float" office:value="7" calcext:value-type="float">
            <text:p>7</text:p>
          </table:table-cell>
          <table:table-cell table:formula="of:=VLOOKUP([.E16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Horce Rac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-[.C17]-[.D17]" office:value-type="float" office:value="6" calcext:value-type="float">
            <text:p>6</text:p>
          </table:table-cell>
          <table:table-cell table:formula="of:=VLOOKUP([.E1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omance Med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8]-[.C18]-[.D18]" office:value-type="float" office:value="7" calcext:value-type="float">
            <text:p>7</text:p>
          </table:table-cell>
          <table:table-cell table:formula="of:=VLOOKUP([.E1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9]-[.C19]-[.D19]" office:value-type="float" office:value="6" calcext:value-type="float">
            <text:p>6</text:p>
          </table:table-cell>
          <table:table-cell table:formula="of:=VLOOKUP([.E1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Arab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0]-[.C20]-[.D20]" office:value-type="float" office:value="7" calcext:value-type="float">
            <text:p>7</text:p>
          </table:table-cell>
          <table:table-cell table:formula="of:=VLOOKUP([.E20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]-[.C21]-[.D21]" office:value-type="float" office:value="7" calcext:value-type="float">
            <text:p>7</text:p>
          </table:table-cell>
          <table:table-cell table:formula="of:=VLOOKUP([.E21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Québéco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3]-[.C23]-[.D23]" office:value-type="float" office:value="6" calcext:value-type="float">
            <text:p>6</text:p>
          </table:table-cell>
          <table:table-cell table:formula="of:=VLOOKUP([.E2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4]-[.C24]-[.D24]" office:value-type="float" office:value="4" calcext:value-type="float">
            <text:p>4</text:p>
          </table:table-cell>
          <table:table-cell table:formula="of:=VLOOKUP([.E24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]-[.C25]-[.D25]" office:value-type="float" office:value="6" calcext:value-type="float">
            <text:p>6</text:p>
          </table:table-cell>
          <table:table-cell table:formula="of:=VLOOKUP([.E2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6]-[.C26]-[.D26]" office:value-type="float" office:value="4" calcext:value-type="float">
            <text:p>4</text:p>
          </table:table-cell>
          <table:table-cell table:formula="of:=VLOOKUP([.E26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]-[.C27]-[.D27]" office:value-type="float" office:value="7" calcext:value-type="float">
            <text:p>7</text:p>
          </table:table-cell>
          <table:table-cell table:formula="of:=VLOOKUP([.E27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8]-[.C28]-[.D28]" office:value-type="float" office:value="5" calcext:value-type="float">
            <text:p>5</text:p>
          </table:table-cell>
          <table:table-cell table:formula="of:=VLOOKUP([.E2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9]-[.C29]-[.D29]" office:value-type="float" office:value="4" calcext:value-type="float">
            <text:p>4</text:p>
          </table:table-cell>
          <table:table-cell table:formula="of:=VLOOKUP([.E29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Pick Pocke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0]-[.C30]-[.D30]" office:value-type="float" office:value="6" calcext:value-type="float">
            <text:p>6</text:p>
          </table:table-cell>
          <table:table-cell table:formula="of:=VLOOKUP([.E3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Quickdra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-[.C31]-[.D31]" office:value-type="float" office:value="6" calcext:value-type="float">
            <text:p>6</text:p>
          </table:table-cell>
          <table:table-cell table:formula="of:=VLOOKUP([.E3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Periphe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-[.C32]-[.D32]" office:value-type="float" office:value="8" calcext:value-type="float">
            <text:p>8</text:p>
          </table:table-cell>
          <table:table-cell table:formula="of:=VLOOKUP([.E32];[.$J$2:.$L$12];3)"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3]-[.C33]-[.D33]" office:value-type="float" office:value="4" calcext:value-type="float">
            <text:p>4</text:p>
          </table:table-cell>
          <table:table-cell table:formula="of:=VLOOKUP([.E33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4]-[.C34]-[.D34]" office:value-type="float" office:value="7" calcext:value-type="float">
            <text:p>7</text:p>
          </table:table-cell>
          <table:table-cell table:formula="of:=VLOOKUP([.E3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35]-[.C35]-[.D35]" office:value-type="float" office:value="3" calcext:value-type="float">
            <text:p>3</text:p>
          </table:table-cell>
          <table:table-cell table:formula="of:=VLOOKUP([.E35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Astrokasz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7]-[.C37]-[.D37]" office:value-type="float" office:value="5" calcext:value-type="float">
            <text:p>5</text:p>
          </table:table-cell>
          <table:table-cell table:formula="of:=VLOOKUP([.E37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Periphe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8]-[.C38]-[.D38]" office:value-type="float" office:value="5" calcext:value-type="float">
            <text:p>5</text:p>
          </table:table-cell>
          <table:table-cell table:formula="of:=VLOOKUP([.E3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9]-[.C39]-[.D39]" office:value-type="float" office:value="6" calcext:value-type="float">
            <text:p>6</text:p>
          </table:table-cell>
          <table:table-cell table:formula="of:=VLOOKUP([.E3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Deser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0]-[.C40]-[.D40]" office:value-type="float" office:value="7" calcext:value-type="float">
            <text:p>7</text:p>
          </table:table-cell>
          <table:table-cell table:formula="of:=VLOOKUP([.E40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1]-[.C41]-[.D41]" office:value-type="float" office:value="9" calcext:value-type="float">
            <text:p>9</text:p>
          </table:table-cell>
          <table:table-cell table:formula="of:=VLOOKUP([.E41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]-[.C42]-[.D42]" office:value-type="float" office:value="6" calcext:value-type="float">
            <text:p>6</text:p>
          </table:table-cell>
          <table:table-cell table:formula="of:=VLOOKUP([.E4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3]-[.C43]-[.D43]" office:value-type="float" office:value="8" calcext:value-type="float">
            <text:p>8</text:p>
          </table:table-cell>
          <table:table-cell table:formula="of:=VLOOKUP([.E43];[.$J$2:.$L$12];3)"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4]-[.C44]-[.D44]" office:value-type="float" office:value="9" calcext:value-type="float">
            <text:p>9</text:p>
          </table:table-cell>
          <table:table-cell table:formula="of:=VLOOKUP([.E44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Weapon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5]-[.C45]-[.D45]" office:value-type="float" office:value="9" calcext:value-type="float">
            <text:p>9</text:p>
          </table:table-cell>
          <table:table-cell table:style-name="ce12" table:formula="of:=VLOOKUP([.E45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.B46]-[.C46]-[.D46]" office:value-type="float" office:value="7" calcext:value-type="float">
            <text:p>7</text:p>
          </table:table-cell>
          <table:table-cell table:style-name="ce13" table:formula="of:=VLOOKUP([.E46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calcext:conditional-formats>
          <calcext:conditional-format calcext:target-range-address="Aliya.F2:Aliya.F44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Aliya.E2:Aliya.E46">
            <calcext:condition calcext:apply-style-name="Bad" calcext:value="&gt;=8" calcext:base-cell-address="Aliya.E2"/>
            <calcext:condition calcext:apply-style-name="Status" calcext:value="=7" calcext:base-cell-address="Aliya.E2"/>
            <calcext:condition calcext:apply-style-name="Good" calcext:value="&lt;7" calcext:base-cell-address="Aliya.E2"/>
          </calcext:conditional-format>
          <calcext:conditional-format calcext:target-range-address="Aliya.F45:Aliya.F46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Bonu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4"/>
        <table:table-column table:style-name="co2" table:default-cell-style-name="ce19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plexity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2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Free Fall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2]-[.C2]-[.D2]-IF(OR([.E2]=&quot;CB&quot;;[.E2]=&quot;CA&quot;);1;0)" office:value-type="float" office:value="11" calcext:value-type="float">
            <text:p>11</text:p>
          </table:table-cell>
          <table:table-cell table:style-name="ce15" table:formula="of:=VLOOKUP([.F2];[.$J$2:.$L$12];3)" office:value-type="float" office:value="0.0833333333333333" calcext:value-type="float">
            <text:p>0.083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robatics/Gy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3]-[.C3]-[.D3]-IF(OR([.E3]=&quot;CB&quot;;[.E3]=&quot;CA&quot;);1;0)" office:value-type="float" office:value="6" calcext:value-type="float">
            <text:p>6</text:p>
          </table:table-cell>
          <table:table-cell table:style-name="ce15" table:formula="of:=VLOOKUP([.F3];[.$J$2:.$L$12];3)" office:value-type="float" office:value="0.722222222222222" calcext:value-type="float">
            <text:p>0.7222222222222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]-[.C4]-[.D4]-IF(OR([.E4]=&quot;CB&quot;;[.E4]=&quot;CA&quot;);1;0)" office:value-type="float" office:value="3" calcext:value-type="float">
            <text:p>3</text:p>
          </table:table-cell>
          <table:table-cell table:style-name="ce15" table:formula="of:=VLOOKUP([.F4];[.$J$2:.$L$12];3)" office:value-type="float" office:value="0.972222222222222" calcext:value-type="float">
            <text:p>0.9722222222222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5]-[.C5]-[.D5]-IF(OR([.E5]=&quot;CB&quot;;[.E5]=&quot;CA&quot;);1;0)" office:value-type="float" office:value="3" calcext:value-type="float">
            <text:p>3</text:p>
          </table:table-cell>
          <table:table-cell table:style-name="ce15" table:formula="of:=VLOOKUP([.F5];[.$J$2:.$L$12];3)" office:value-type="float" office:value="0.972222222222222" calcext:value-type="float">
            <text:p>0.9722222222222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Animal Handl/Herd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]-[.C6]-[.D6]-IF(OR([.E6]=&quot;CB&quot;;[.E6]=&quot;CA&quot;);1;0)" office:value-type="float" office:value="10" calcext:value-type="float">
            <text:p>10</text:p>
          </table:table-cell>
          <table:table-cell table:style-name="ce15" table:formula="of:=VLOOKUP([.F6];[.$J$2:.$L$12];3)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Animal Handl/Ride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7]-[.C7]-[.D7]-IF(OR([.E7]=&quot;CB&quot;;[.E7]=&quot;CA&quot;);1;0)" office:value-type="float" office:value="10" calcext:value-type="float">
            <text:p>10</text:p>
          </table:table-cell>
          <table:table-cell table:style-name="ce15" table:formula="of:=VLOOKUP([.F7];[.$J$2:.$L$12];3)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Animal Handl/Tr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8]-[.C8]-[.D8]-IF(OR([.E8]=&quot;CB&quot;;[.E8]=&quot;CA&quot;);1;0)" office:value-type="float" office:value="6" calcext:value-type="float">
            <text:p>6</text:p>
          </table:table-cell>
          <table:table-cell table:style-name="ce15" table:formula="of:=VLOOKUP([.F8];[.$J$2:.$L$12];3)" office:value-type="float" office:value="0.722222222222222" calcext:value-type="float">
            <text:p>0.7222222222222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Appraisal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9]-[.C9]-[.D9]-IF(OR([.E9]=&quot;CB&quot;;[.E9]=&quot;CA&quot;);1;0)" office:value-type="float" office:value="10" calcext:value-type="float">
            <text:p>10</text:p>
          </table:table-cell>
          <table:table-cell table:style-name="ce15" table:formula="of:=VLOOKUP([.F9];[.$J$2:.$L$12];3)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Archery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0]-[.C10]-[.D10]-IF(OR([.E10]=&quot;CB&quot;;[.E10]=&quot;CA&quot;);1;0)" office:value-type="float" office:value="10" calcext:value-type="float">
            <text:p>10</text:p>
          </table:table-cell>
          <table:table-cell table:style-name="ce15" table:formula="of:=VLOOKUP([.F10];[.$J$2:.$L$12];3)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Art/Oral Trad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11]-[.C11]-[.D11]-IF(OR([.E11]=&quot;CB&quot;;[.E11]=&quot;CA&quot;);1;0)" office:value-type="float" office:value="5" calcext:value-type="float">
            <text:p>5</text:p>
          </table:table-cell>
          <table:table-cell table:style-name="ce15" table:formula="of:=VLOOKUP([.F11];[.$J$2:.$L$12];3)" office:value-type="float" office:value="0.833333333333333" calcext:value-type="float">
            <text:p>0.8333333333333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</text:p>
          </table:table-cell>
          <table:table-cell/>
        </table:table-row>
        <table:table-row table:style-name="ro1">
          <table:table-cell office:value-type="string" calcext:value-type="string">
            <text:p>Art/Various/Ad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2]-[.C12]-[.D12]-IF(OR([.E12]=&quot;CB&quot;;[.E12]=&quot;CA&quot;);1;0)" office:value-type="string" office:string-value="" calcext:value-type="error">
            <text:p>#VALUE!</text:p>
          </table:table-cell>
          <table:table-cell table:style-name="ce15" table:formula="of:=VLOOKUP([.F12];[.$J$2:.$L$12];3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13]-[.C13]-[.D13]-IF(OR([.E13]=&quot;CB&quot;;[.E13]=&quot;CA&quot;);1;0)" office:value-type="float" office:value="8" calcext:value-type="float">
            <text:p>8</text:p>
          </table:table-cell>
          <table:table-cell table:style-name="ce15" table:formula="of:=VLOOKUP([.F13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eer/Cartograph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4]-[.C14]-[.D14]-IF(OR([.E14]=&quot;CB&quot;;[.E14]=&quot;CA&quot;);1;0)" office:value-type="float" office:value="4" calcext:value-type="float">
            <text:p>4</text:p>
          </table:table-cell>
          <table:table-cell table:style-name="ce15" table:formula="of:=VLOOKUP([.F14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eer/Sold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5]-[.C15]-[.D15]-IF(OR([.E15]=&quot;CB&quot;;[.E15]=&quot;CA&quot;);1;0)" office:value-type="float" office:value="5" calcext:value-type="float">
            <text:p>5</text:p>
          </table:table-cell>
          <table:table-cell table:style-name="ce15" table:formula="of:=VLOOKUP([.F15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6]-[.C16]-[.D16]-IF(OR([.E16]=&quot;CB&quot;;[.E16]=&quot;CA&quot;);1;0)" office:value-type="float" office:value="5" calcext:value-type="float">
            <text:p>5</text:p>
          </table:table-cell>
          <table:table-cell table:style-name="ce15" table:formula="of:=VLOOKUP([.F16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/Black Box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7]-[.C17]-[.D17]-IF(OR([.E17]=&quot;CB&quot;;[.E17]=&quot;CA&quot;);1;0)" office:value-type="float" office:value="10" calcext:value-type="float">
            <text:p>10</text:p>
          </table:table-cell>
          <table:table-cell table:style-name="ce15" table:formula="of:=VLOOKUP([.F17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/Conv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8]-[.C18]-[.D18]-IF(OR([.E18]=&quot;CB&quot;;[.E18]=&quot;CA&quot;);1;0)" office:value-type="float" office:value="4" calcext:value-type="float">
            <text:p>4</text:p>
          </table:table-cell>
          <table:table-cell table:style-name="ce15" table:formula="of:=VLOOKUP([.F18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/HPG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9]-[.C19]-[.D19]-IF(OR([.E19]=&quot;CB&quot;;[.E19]=&quot;CA&quot;);1;0)" office:value-type="float" office:value="10" calcext:value-type="float">
            <text:p>10</text:p>
          </table:table-cell>
          <table:table-cell table:style-name="ce15" table:formula="of:=VLOOKUP([.F19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/Bas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20]-[.C20]-[.D20]-IF(OR([.E20]=&quot;CB&quot;;[.E20]=&quot;CA&quot;);1;0)" office:value-type="float" office:value="3" calcext:value-type="float">
            <text:p>3</text:p>
          </table:table-cell>
          <table:table-cell table:style-name="ce16" table:formula="of:=VLOOKUP([.F20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/Ad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21]-[.C21]-[.D21]-IF(OR([.E21]=&quot;CB&quot;;[.E21]=&quot;CA&quot;);1;0)" office:value-type="string" office:string-value="" calcext:value-type="error">
            <text:p>#VALUE!</text:p>
          </table:table-cell>
          <table:table-cell table:style-name="ce15" table:formula="of:=VLOOKUP([.F21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22]-[.C22]-[.D22]-IF(OR([.E22]=&quot;CB&quot;;[.E22]=&quot;CA&quot;);1;0)" office:value-type="float" office:value="2" calcext:value-type="float">
            <text:p>2</text:p>
          </table:table-cell>
          <table:table-cell table:style-name="ce15" table:formula="of:=VLOOKUP([.F22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23]-[.C23]-[.D23]-IF(OR([.E23]=&quot;CB&quot;;[.E23]=&quot;CA&quot;);1;0)" office:value-type="float" office:value="3" calcext:value-type="float">
            <text:p>3</text:p>
          </table:table-cell>
          <table:table-cell table:style-name="ce15" table:formula="of:=VLOOKUP([.F23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24]-[.C24]-[.D24]-IF(OR([.E24]=&quot;CB&quot;;[.E24]=&quot;CA&quot;);1;0)" office:value-type="float" office:value="4" calcext:value-type="float">
            <text:p>4</text:p>
          </table:table-cell>
          <table:table-cell table:style-name="ce15" table:formula="of:=VLOOKUP([.F24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/Grou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25]-[.C25]-[.D25]-IF(OR([.E25]=&quot;CB&quot;;[.E25]=&quot;CA&quot;);1;0)" office:value-type="float" office:value="2" calcext:value-type="float">
            <text:p>2</text:p>
          </table:table-cell>
          <table:table-cell table:style-name="ce15" table:formula="of:=VLOOKUP([.F25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/Rail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26]-[.C26]-[.D26]-IF(OR([.E26]=&quot;CB&quot;;[.E26]=&quot;CA&quot;);1;0)" office:value-type="float" office:value="9" calcext:value-type="float">
            <text:p>9</text:p>
          </table:table-cell>
          <table:table-cell table:style-name="ce15" table:formula="of:=VLOOKUP([.F26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/Sea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27]-[.C27]-[.D27]-IF(OR([.E27]=&quot;CB&quot;;[.E27]=&quot;CA&quot;);1;0)" office:value-type="float" office:value="9" calcext:value-type="float">
            <text:p>9</text:p>
          </table:table-cell>
          <table:table-cell table:style-name="ce15" table:formula="of:=VLOOKUP([.F27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</text:p>
          </table:table-cell>
          <table:table-cell table:formula="of:=[.B28]-[.C28]-[.D28]-IF(OR([.E28]=&quot;CB&quot;;[.E28]=&quot;CA&quot;);1;0)" office:value-type="float" office:value="4" calcext:value-type="float">
            <text:p>4</text:p>
          </table:table-cell>
          <table:table-cell table:style-name="ce15" table:formula="of:=VLOOKUP([.F28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29]-[.C29]-[.D29]-IF(OR([.E29]=&quot;CB&quot;;[.E29]=&quot;CA&quot;);1;0)" office:value-type="float" office:value="3" calcext:value-type="float">
            <text:p>3</text:p>
          </table:table-cell>
          <table:table-cell table:style-name="ce17" table:formula="of:=VLOOKUP([.F29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Aero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0]-[.C30]-[.D30]-IF(OR([.E30]=&quot;CB&quot;;[.E30]=&quot;CA&quot;);1;0)" office:value-type="float" office:value="9" calcext:value-type="float">
            <text:p>9</text:p>
          </table:table-cell>
          <table:table-cell table:style-name="ce15" table:formula="of:=VLOOKUP([.F30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Ai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1]-[.C31]-[.D31]-IF(OR([.E31]=&quot;CB&quot;;[.E31]=&quot;CA&quot;);1;0)" office:value-type="float" office:value="5" calcext:value-type="float">
            <text:p>5</text:p>
          </table:table-cell>
          <table:table-cell table:style-name="ce15" table:formula="of:=VLOOKUP([.F31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Battlesuit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2]-[.C32]-[.D32]-IF(OR([.E32]=&quot;CB&quot;;[.E32]=&quot;CA&quot;);1;0)" office:value-type="float" office:value="9" calcext:value-type="float">
            <text:p>9</text:p>
          </table:table-cell>
          <table:table-cell table:style-name="ce15" table:formula="of:=VLOOKUP([.F32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Groun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3]-[.C33]-[.D33]-IF(OR([.E33]=&quot;CB&quot;;[.E33]=&quot;CA&quot;);1;0)" office:value-type="float" office:value="5" calcext:value-type="float">
            <text:p>5</text:p>
          </table:table-cell>
          <table:table-cell table:style-name="ce15" table:formula="of:=VLOOKUP([.F33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Mech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4]-[.C34]-[.D34]-IF(OR([.E34]=&quot;CB&quot;;[.E34]=&quot;CA&quot;);1;0)" office:value-type="float" office:value="9" calcext:value-type="float">
            <text:p>9</text:p>
          </table:table-cell>
          <table:table-cell table:style-name="ce15" table:formula="of:=VLOOKUP([.F34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Protomech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5]-[.C35]-[.D35]-IF(OR([.E35]=&quot;CB&quot;;[.E35]=&quot;CA&quot;);1;0)" office:value-type="float" office:value="9" calcext:value-type="float">
            <text:p>9</text:p>
          </table:table-cell>
          <table:table-cell table:style-name="ce15" table:formula="of:=VLOOKUP([.F35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Sea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6]-[.C36]-[.D36]-IF(OR([.E36]=&quot;CB&quot;;[.E36]=&quot;CA&quot;);1;0)" office:value-type="float" office:value="9" calcext:value-type="float">
            <text:p>9</text:p>
          </table:table-cell>
          <table:table-cell table:style-name="ce15" table:formula="of:=VLOOKUP([.F36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Space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7]-[.C37]-[.D37]-IF(OR([.E37]=&quot;CB&quot;;[.E37]=&quot;CA&quot;);1;0)" office:value-type="float" office:value="9" calcext:value-type="float">
            <text:p>9</text:p>
          </table:table-cell>
          <table:table-cell table:style-name="ce15" table:formula="of:=VLOOKUP([.F37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/Turret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38]-[.C38]-[.D38]-IF(OR([.E38]=&quot;CB&quot;;[.E38]=&quot;CA&quot;);1;0)" office:value-type="float" office:value="9" calcext:value-type="float">
            <text:p>9</text:p>
          </table:table-cell>
          <table:table-cell table:style-name="ce15" table:formula="of:=VLOOKUP([.F38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Architectur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39]-[.C39]-[.D39]-IF(OR([.E39]=&quot;CB&quot;;[.E39]=&quot;CA&quot;);1;0)" office:value-type="float" office:value="6" calcext:value-type="float">
            <text:p>6</text:p>
          </table:table-cell>
          <table:table-cell table:style-name="ce15" table:formula="of:=VLOOKUP([.F39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Combine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0]-[.C40]-[.D40]-IF(OR([.E40]=&quot;CB&quot;;[.E40]=&quot;CA&quot;);1;0)" office:value-type="float" office:value="5" calcext:value-type="float">
            <text:p>5</text:p>
          </table:table-cell>
          <table:table-cell table:style-name="ce15" table:formula="of:=VLOOKUP([.F40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Ge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1]-[.C41]-[.D41]-IF(OR([.E41]=&quot;CB&quot;;[.E41]=&quot;CA&quot;);1;0)" office:value-type="float" office:value="5" calcext:value-type="float">
            <text:p>5</text:p>
          </table:table-cell>
          <table:table-cell table:style-name="ce15" table:formula="of:=VLOOKUP([.F41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MechWarrior Cul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2]-[.C42]-[.D42]-IF(OR([.E42]=&quot;CB&quot;;[.E42]=&quot;CA&quot;);1;0)" office:value-type="float" office:value="5" calcext:value-type="float">
            <text:p>5</text:p>
          </table:table-cell>
          <table:table-cell table:style-name="ce15" table:formula="of:=VLOOKUP([.F42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Randis Wildlif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3]-[.C43]-[.D43]-IF(OR([.E43]=&quot;CB&quot;;[.E43]=&quot;CA&quot;);1;0)" office:value-type="float" office:value="4" calcext:value-type="float">
            <text:p>4</text:p>
          </table:table-cell>
          <table:table-cell table:style-name="ce15" table:formula="of:=VLOOKUP([.F43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Terran Histo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4]-[.C44]-[.D44]-IF(OR([.E44]=&quot;CB&quot;;[.E44]=&quot;CA&quot;);1;0)" office:value-type="float" office:value="6" calcext:value-type="float">
            <text:p>6</text:p>
          </table:table-cell>
          <table:table-cell table:style-name="ce18" table:formula="of:=VLOOKUP([.F44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Vexil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5]-[.C45]-[.D45]-IF(OR([.E45]=&quot;CB&quot;;[.E45]=&quot;CA&quot;);1;0)" office:value-type="float" office:value="5" calcext:value-type="float">
            <text:p>5</text:p>
          </table:table-cell>
          <table:table-cell table:style-name="ce15" table:formula="of:=VLOOKUP([.F45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/Writing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46]-[.C46]-[.D46]-IF(OR([.E46]=&quot;CB&quot;;[.E46]=&quot;CA&quot;);1;0)" office:value-type="float" office:value="6" calcext:value-type="float">
            <text:p>6</text:p>
          </table:table-cell>
          <table:table-cell table:style-name="ce15" table:formula="of:=VLOOKUP([.F46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t/Var/Ad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47]-[.C47]-[.D47]-IF(OR([.E47]=&quot;CB&quot;;[.E47]=&quot;CA&quot;);1;0)" office:value-type="string" office:string-value="" calcext:value-type="error">
            <text:p>#VALUE!</text:p>
          </table:table-cell>
          <table:table-cell table:style-name="ce15" table:formula="of:=VLOOKUP([.F47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48]-[.C48]-[.D48]-IF(OR([.E48]=&quot;CB&quot;;[.E48]=&quot;CA&quot;);1;0)" office:value-type="float" office:value="2" calcext:value-type="float">
            <text:p>2</text:p>
          </table:table-cell>
          <table:table-cell table:formula="of:=VLOOKUP([.F48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49]-[.C49]-[.D49]-IF(OR([.E49]=&quot;CB&quot;;[.E49]=&quot;CA&quot;);1;0)" office:value-type="float" office:value="8" calcext:value-type="float">
            <text:p>8</text:p>
          </table:table-cell>
          <table:table-cell table:formula="of:=VLOOKUP([.F49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50]-[.C50]-[.D50]-IF(OR([.E50]=&quot;CB&quot;;[.E50]=&quot;CA&quot;);1;0)" office:value-type="float" office:value="2" calcext:value-type="float">
            <text:p>2</text:p>
          </table:table-cell>
          <table:table-cell table:formula="of:=VLOOKUP([.F50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/Japane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51]-[.C51]-[.D51]-IF(OR([.E51]=&quot;CB&quot;;[.E51]=&quot;CA&quot;);1;0)" office:value-type="float" office:value="2" calcext:value-type="float">
            <text:p>2</text:p>
          </table:table-cell>
          <table:table-cell table:formula="of:=VLOOKUP([.F51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/Various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52]-[.C52]-[.D52]-IF(OR([.E52]=&quot;CB&quot;;[.E52]=&quot;CA&quot;);1;0)" office:value-type="float" office:value="8" calcext:value-type="float">
            <text:p>8</text:p>
          </table:table-cell>
          <table:table-cell table:formula="of:=VLOOKUP([.F52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53]-[.C53]-[.D53]-IF(OR([.E53]=&quot;CB&quot;;[.E53]=&quot;CA&quot;);1;0)" office:value-type="float" office:value="3" calcext:value-type="float">
            <text:p>3</text:p>
          </table:table-cell>
          <table:table-cell table:formula="of:=VLOOKUP([.F53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 Art/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54]-[.C54]-[.D54]-IF(OR([.E54]=&quot;CB&quot;;[.E54]=&quot;CA&quot;);1;0)" office:value-type="float" office:value="6" calcext:value-type="float">
            <text:p>6</text:p>
          </table:table-cell>
          <table:table-cell table:formula="of:=VLOOKUP([.F54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 Art/Ad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55]-[.C55]-[.D55]-IF(OR([.E55]=&quot;CB&quot;;[.E55]=&quot;CA&quot;);1;0)" office:value-type="string" office:string-value="" calcext:value-type="error">
            <text:p>#VALUE!</text:p>
          </table:table-cell>
          <table:table-cell table:style-name="ce20" table:formula="of:=VLOOKUP([.F55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56]-[.C56]-[.D56]-IF(OR([.E56]=&quot;CB&quot;;[.E56]=&quot;CA&quot;);1;0)" office:value-type="float" office:value="5" calcext:value-type="float">
            <text:p>5</text:p>
          </table:table-cell>
          <table:table-cell table:formula="of:=VLOOKUP([.F56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Tech/Vet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57]-[.C57]-[.D57]-IF(OR([.E57]=&quot;CB&quot;;[.E57]=&quot;CA&quot;);1;0)" office:value-type="float" office:value="10" calcext:value-type="float">
            <text:p>10</text:p>
          </table:table-cell>
          <table:table-cell table:formula="of:=VLOOKUP([.F57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ee Wpn/Basi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58]-[.C58]-[.D58]-IF(OR([.E58]=&quot;CB&quot;;[.E58]=&quot;CA&quot;);1;0)" office:value-type="float" office:value="3" calcext:value-type="float">
            <text:p>3</text:p>
          </table:table-cell>
          <table:table-cell table:formula="of:=VLOOKUP([.F58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ee Wpn/Ad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59]-[.C59]-[.D59]-IF(OR([.E59]=&quot;CB&quot;;[.E59]=&quot;CA&quot;);1;0)" office:value-type="string" office:string-value="" calcext:value-type="error">
            <text:p>#VALUE!</text:p>
          </table:table-cell>
          <table:table-cell table:formula="of:=VLOOKUP([.F59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/Ai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0]-[.C60]-[.D60]-IF(OR([.E60]=&quot;CB&quot;;[.E60]=&quot;CA&quot;);1;0)" office:value-type="float" office:value="5" calcext:value-type="float">
            <text:p>5</text:p>
          </table:table-cell>
          <table:table-cell table:formula="of:=VLOOKUP([.F60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/Grou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1]-[.C61]-[.D61]-IF(OR([.E61]=&quot;CB&quot;;[.E61]=&quot;CA&quot;);1;0)" office:value-type="float" office:value="4" calcext:value-type="float">
            <text:p>4</text:p>
          </table:table-cell>
          <table:table-cell table:formula="of:=VLOOKUP([.F61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/KF Jump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2]-[.C62]-[.D62]-IF(OR([.E62]=&quot;CB&quot;;[.E62]=&quot;CA&quot;);1;0)" office:value-type="float" office:value="10" calcext:value-type="float">
            <text:p>10</text:p>
          </table:table-cell>
          <table:table-cell table:formula="of:=VLOOKUP([.F62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/Sea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3]-[.C63]-[.D63]-IF(OR([.E63]=&quot;CB&quot;;[.E63]=&quot;CA&quot;);1;0)" office:value-type="float" office:value="10" calcext:value-type="float">
            <text:p>10</text:p>
          </table:table-cell>
          <table:table-cell table:style-name="ce21" table:formula="of:=VLOOKUP([.F63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/Space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4]-[.C64]-[.D64]-IF(OR([.E64]=&quot;CB&quot;;[.E64]=&quot;CA&quot;);1;0)" office:value-type="float" office:value="10" calcext:value-type="float">
            <text:p>10</text:p>
          </table:table-cell>
          <table:table-cell table:formula="of:=VLOOKUP([.F64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65]-[.C65]-[.D65]-IF(OR([.E65]=&quot;CB&quot;;[.E65]=&quot;CA&quot;);1;0)" office:value-type="float" office:value="4" calcext:value-type="float">
            <text:p>4</text:p>
          </table:table-cell>
          <table:table-cell table:formula="of:=VLOOKUP([.F65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66]-[.C66]-[.D66]-IF(OR([.E66]=&quot;CB&quot;;[.E66]=&quot;CA&quot;);1;0)" office:value-type="float" office:value="3" calcext:value-type="float">
            <text:p>3</text:p>
          </table:table-cell>
          <table:table-cell table:formula="of:=VLOOKUP([.F66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Aero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67]-[.C67]-[.D67]-IF(OR([.E67]=&quot;CB&quot;;[.E67]=&quot;CA&quot;);1;0)" office:value-type="float" office:value="9" calcext:value-type="float">
            <text:p>9</text:p>
          </table:table-cell>
          <table:table-cell table:formula="of:=VLOOKUP([.F67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Ai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68]-[.C68]-[.D68]-IF(OR([.E68]=&quot;CB&quot;;[.E68]=&quot;CA&quot;);1;0)" office:value-type="float" office:value="3" calcext:value-type="float">
            <text:p>3</text:p>
          </table:table-cell>
          <table:table-cell table:style-name="ce22" table:formula="of:=VLOOKUP([.F68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Battlesuit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69]-[.C69]-[.D69]-IF(OR([.E69]=&quot;CB&quot;;[.E69]=&quot;CA&quot;);1;0)" office:value-type="float" office:value="9" calcext:value-type="float">
            <text:p>9</text:p>
          </table:table-cell>
          <table:table-cell table:formula="of:=VLOOKUP([.F69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Mech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0]-[.C70]-[.D70]-IF(OR([.E70]=&quot;CB&quot;;[.E70]=&quot;CA&quot;);1;0)" office:value-type="float" office:value="9" calcext:value-type="float">
            <text:p>9</text:p>
          </table:table-cell>
          <table:table-cell table:formula="of:=VLOOKUP([.F70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ProtoMech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1]-[.C71]-[.D71]-IF(OR([.E71]=&quot;CB&quot;;[.E71]=&quot;CA&quot;);1;0)" office:value-type="float" office:value="9" calcext:value-type="float">
            <text:p>9</text:p>
          </table:table-cell>
          <table:table-cell table:formula="of:=VLOOKUP([.F71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/Space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2]-[.C72]-[.D72]-IF(OR([.E72]=&quot;CB&quot;;[.E72]=&quot;CA&quot;);1;0)" office:value-type="float" office:value="9" calcext:value-type="float">
            <text:p>9</text:p>
          </table:table-cell>
          <table:table-cell table:formula="of:=VLOOKUP([.F72];[.$J$2:.$L$12];3)" office:value-type="float" office:value="0.277777777777778" calcext:value-type="float">
            <text:p>0.277777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Pick Pock/Basic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73]-[.C73]-[.D73]-IF(OR([.E73]=&quot;CB&quot;;[.E73]=&quot;CA&quot;);1;0)" office:value-type="float" office:value="10" calcext:value-type="float">
            <text:p>10</text:p>
          </table:table-cell>
          <table:table-cell table:formula="of:=VLOOKUP([.F73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Pick Pock/Ad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4]-[.C74]-[.D74]-IF(OR([.E74]=&quot;CB&quot;;[.E74]=&quot;CA&quot;);1;0)" office:value-type="string" office:string-value="" calcext:value-type="error">
            <text:p>#VALUE!</text:p>
          </table:table-cell>
          <table:table-cell table:formula="of:=VLOOKUP([.F74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Quick/Basi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75]-[.C75]-[.D75]-IF(OR([.E75]=&quot;CB&quot;;[.E75]=&quot;CA&quot;);1;0)" office:value-type="float" office:value="4" calcext:value-type="float">
            <text:p>4</text:p>
          </table:table-cell>
          <table:table-cell table:formula="of:=VLOOKUP([.F75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Quick/Ad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6]-[.C76]-[.D76]-IF(OR([.E76]=&quot;CB&quot;;[.E76]=&quot;CA&quot;);1;0)" office:value-type="string" office:string-value="" calcext:value-type="error">
            <text:p>#VALUE!</text:p>
          </table:table-cell>
          <table:table-cell table:formula="of:=VLOOKUP([.F76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Sleight/Basic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77]-[.C77]-[.D77]-IF(OR([.E77]=&quot;CB&quot;;[.E77]=&quot;CA&quot;);1;0)" office:value-type="float" office:value="10" calcext:value-type="float">
            <text:p>10</text:p>
          </table:table-cell>
          <table:table-cell table:formula="of:=VLOOKUP([.F77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t/Sleight/Ad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78]-[.C78]-[.D78]-IF(OR([.E78]=&quot;CB&quot;;[.E78]=&quot;CA&quot;);1;0)" office:value-type="string" office:string-value="" calcext:value-type="error">
            <text:p>#VALUE!</text:p>
          </table:table-cell>
          <table:table-cell table:formula="of:=VLOOKUP([.F78];[.$J$2:.$L$12];3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79]-[.C79]-[.D79]-IF(OR([.E79]=&quot;CB&quot;;[.E79]=&quot;CA&quot;);1;0)" office:value-type="float" office:value="3" calcext:value-type="float">
            <text:p>3</text:p>
          </table:table-cell>
          <table:table-cell table:formula="of:=VLOOKUP([.F79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0]-[.C80]-[.D80]-IF(OR([.E80]=&quot;CB&quot;;[.E80]=&quot;CA&quot;);1;0)" office:value-type="float" office:value="3" calcext:value-type="float">
            <text:p>3</text:p>
          </table:table-cell>
          <table:table-cell table:formula="of:=VLOOKUP([.F80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/Peripher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1]-[.C81]-[.D81]-IF(OR([.E81]=&quot;CB&quot;;[.E81]=&quot;CA&quot;);1;0)" office:value-type="float" office:value="2" calcext:value-type="float">
            <text:p>2</text:p>
          </table:table-cell>
          <table:table-cell table:formula="of:=VLOOKUP([.F81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82]-[.C82]-[.D82]-IF(OR([.E82]=&quot;CB&quot;;[.E82]=&quot;CA&quot;);1;0)" office:value-type="float" office:value="5" calcext:value-type="float">
            <text:p>5</text:p>
          </table:table-cell>
          <table:table-cell table:formula="of:=VLOOKUP([.F82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ce/Various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3]-[.C83]-[.D83]-IF(OR([.E83]=&quot;CB&quot;;[.E83]=&quot;CA&quot;);1;0)" office:value-type="float" office:value="8" calcext:value-type="float">
            <text:p>8</text:p>
          </table:table-cell>
          <table:table-cell table:formula="of:=VLOOKUP([.F83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ty/Elec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4]-[.C84]-[.D84]-IF(OR([.E84]=&quot;CB&quot;;[.E84]=&quot;CA&quot;);1;0)" office:value-type="float" office:value="2" calcext:value-type="float">
            <text:p>2</text:p>
          </table:table-cell>
          <table:table-cell table:formula="of:=VLOOKUP([.F84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ty/Me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5]-[.C85]-[.D85]-IF(OR([.E85]=&quot;CB&quot;;[.E85]=&quot;CA&quot;);1;0)" office:value-type="float" office:value="2" calcext:value-type="float">
            <text:p>2</text:p>
          </table:table-cell>
          <table:table-cell table:formula="of:=VLOOKUP([.F85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or Op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86]-[.C86]-[.D86]-IF(OR([.E86]=&quot;CB&quot;;[.E86]=&quot;CA&quot;);1;0)" office:value-type="float" office:value="3" calcext:value-type="float">
            <text:p>3</text:p>
          </table:table-cell>
          <table:table-cell table:formula="of:=VLOOKUP([.F86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87]-[.C87]-[.D87]-IF(OR([.E87]=&quot;CB&quot;;[.E87]=&quot;CA&quot;);1;0)" office:value-type="float" office:value="3" calcext:value-type="float">
            <text:p>3</text:p>
          </table:table-cell>
          <table:table-cell table:formula="of:=VLOOKUP([.F87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formula="of:=[.B88]-[.C88]-[.D88]-IF(OR([.E88]=&quot;CB&quot;;[.E88]=&quot;CA&quot;);1;0)" office:value-type="float" office:value="2" calcext:value-type="float">
            <text:p>2</text:p>
          </table:table-cell>
          <table:table-cell table:formula="of:=VLOOKUP([.F88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89]-[.C89]-[.D89]-IF(OR([.E89]=&quot;CB&quot;;[.E89]=&quot;CA&quot;);1;0)" office:value-type="float" office:value="4" calcext:value-type="float">
            <text:p>4</text:p>
          </table:table-cell>
          <table:table-cell table:formula="of:=VLOOKUP([.F89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90]-[.C90]-[.D90]-IF(OR([.E90]=&quot;CB&quot;;[.E90]=&quot;CA&quot;);1;0)" office:value-type="float" office:value="5" calcext:value-type="float">
            <text:p>5</text:p>
          </table:table-cell>
          <table:table-cell table:formula="of:=VLOOKUP([.F90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91]-[.C91]-[.D91]-IF(OR([.E91]=&quot;CB&quot;;[.E91]=&quot;CA&quot;);1;0)" office:value-type="float" office:value="5" calcext:value-type="float">
            <text:p>5</text:p>
          </table:table-cell>
          <table:table-cell table:formula="of:=VLOOKUP([.F91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wise/Periphe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[.B92]-[.C92]-[.D92]-IF(OR([.E92]=&quot;CB&quot;;[.E92]=&quot;CA&quot;);1;0)" office:value-type="float" office:value="3" calcext:value-type="float">
            <text:p>3</text:p>
          </table:table-cell>
          <table:table-cell table:formula="of:=VLOOKUP([.F92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rt/Wpn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93]-[.C93]-[.D93]-IF(OR([.E93]=&quot;CB&quot;;[.E93]=&quot;CA&quot;);1;0)" office:value-type="float" office:value="6" calcext:value-type="float">
            <text:p>6</text:p>
          </table:table-cell>
          <table:table-cell table:formula="of:=VLOOKUP([.F93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gery/General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94]-[.C94]-[.D94]-IF(OR([.E94]=&quot;CB&quot;;[.E94]=&quot;CA&quot;);1;0)" office:value-type="float" office:value="8" calcext:value-type="float">
            <text:p>8</text:p>
          </table:table-cell>
          <table:table-cell table:formula="of:=VLOOKUP([.F94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gery/Vet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95]-[.C95]-[.D95]-IF(OR([.E95]=&quot;CB&quot;;[.E95]=&quot;CA&quot;);1;0)" office:value-type="float" office:value="8" calcext:value-type="float">
            <text:p>8</text:p>
          </table:table-cell>
          <table:table-cell table:formula="of:=VLOOKUP([.F95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</text:p>
          </table:table-cell>
          <table:table-cell table:formula="of:=[.B96]-[.C96]-[.D96]-IF(OR([.E96]=&quot;CB&quot;;[.E96]=&quot;CA&quot;);1;0)" office:value-type="float" office:value="2" calcext:value-type="float">
            <text:p>2</text:p>
          </table:table-cell>
          <table:table-cell table:formula="of:=VLOOKUP([.F96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97]-[.C97]-[.D97]-IF(OR([.E97]=&quot;CB&quot;;[.E97]=&quot;CA&quot;);1;0)" office:value-type="float" office:value="6" calcext:value-type="float">
            <text:p>6</text:p>
          </table:table-cell>
          <table:table-cell table:formula="of:=VLOOKUP([.F97];[.$J$2:.$L$12];3)"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/Air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98]-[.C98]-[.D98]-IF(OR([.E98]=&quot;CB&quot;;[.E98]=&quot;CA&quot;);1;0)" office:value-type="float" office:value="8" calcext:value-type="float">
            <text:p>8</text:p>
          </table:table-cell>
          <table:table-cell table:formula="of:=VLOOKUP([.F98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99]-[.C99]-[.D99]-IF(OR([.E99]=&quot;CB&quot;;[.E99]=&quot;CA&quot;);1;0)" office:value-type="float" office:value="4" calcext:value-type="float">
            <text:p>4</text:p>
          </table:table-cell>
          <table:table-cell table:formula="of:=VLOOKUP([.F99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/Lan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0]-[.C100]-[.D100]-IF(OR([.E100]=&quot;CB&quot;;[.E100]=&quot;CA&quot;);1;0)" office:value-type="float" office:value="4" calcext:value-type="float">
            <text:p>4</text:p>
          </table:table-cell>
          <table:table-cell table:formula="of:=VLOOKUP([.F100];[.$J$2:.$L$12];3)" office:value-type="float" office:value="0.916666666666667" calcext:value-type="float">
            <text:p>0.9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/Sea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1]-[.C101]-[.D101]-IF(OR([.E101]=&quot;CB&quot;;[.E101]=&quot;CA&quot;);1;0)" office:value-type="float" office:value="8" calcext:value-type="float">
            <text:p>8</text:p>
          </table:table-cell>
          <table:table-cell table:formula="of:=VLOOKUP([.F101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/Space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2]-[.C102]-[.D102]-IF(OR([.E102]=&quot;CB&quot;;[.E102]=&quot;CA&quot;);1;0)" office:value-type="float" office:value="8" calcext:value-type="float">
            <text:p>8</text:p>
          </table:table-cell>
          <table:table-cell table:formula="of:=VLOOKUP([.F102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Aero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3]-[.C103]-[.D103]-IF(OR([.E103]=&quot;CB&quot;;[.E103]=&quot;CA&quot;);1;0)" office:value-type="float" office:value="8" calcext:value-type="float">
            <text:p>8</text:p>
          </table:table-cell>
          <table:table-cell table:formula="of:=VLOOKUP([.F103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Cyber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4]-[.C104]-[.D104]-IF(OR([.E104]=&quot;CB&quot;;[.E104]=&quot;CA&quot;);1;0)" office:value-type="float" office:value="8" calcext:value-type="float">
            <text:p>8</text:p>
          </table:table-cell>
          <table:table-cell table:formula="of:=VLOOKUP([.F104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Elec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5]-[.C105]-[.D105]-IF(OR([.E105]=&quot;CB&quot;;[.E105]=&quot;CA&quot;);1;0)" office:value-type="float" office:value="3" calcext:value-type="float">
            <text:p>3</text:p>
          </table:table-cell>
          <table:table-cell table:formula="of:=VLOOKUP([.F105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Jet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6]-[.C106]-[.D106]-IF(OR([.E106]=&quot;CB&quot;;[.E106]=&quot;CA&quot;);1;0)" office:value-type="float" office:value="8" calcext:value-type="float">
            <text:p>8</text:p>
          </table:table-cell>
          <table:table-cell table:formula="of:=VLOOKUP([.F106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Me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7]-[.C107]-[.D107]-IF(OR([.E107]=&quot;CB&quot;;[.E107]=&quot;CA&quot;);1;0)" office:value-type="float" office:value="3" calcext:value-type="float">
            <text:p>3</text:p>
          </table:table-cell>
          <table:table-cell table:formula="of:=VLOOKUP([.F107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Myomer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8]-[.C108]-[.D108]-IF(OR([.E108]=&quot;CB&quot;;[.E108]=&quot;CA&quot;);1;0)" office:value-type="float" office:value="8" calcext:value-type="float">
            <text:p>8</text:p>
          </table:table-cell>
          <table:table-cell table:formula="of:=VLOOKUP([.F108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Nuclear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09]-[.C109]-[.D109]-IF(OR([.E109]=&quot;CB&quot;;[.E109]=&quot;CA&quot;);1;0)" office:value-type="float" office:value="8" calcext:value-type="float">
            <text:p>8</text:p>
          </table:table-cell>
          <table:table-cell table:formula="of:=VLOOKUP([.F109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/Wpn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10]-[.C110]-[.D110]-IF(OR([.E110]=&quot;CB&quot;;[.E110]=&quot;CA&quot;);1;0)" office:value-type="float" office:value="8" calcext:value-type="float">
            <text:p>8</text:p>
          </table:table-cell>
          <table:table-cell table:formula="of:=VLOOKUP([.F110];[.$J$2:.$L$12];3)" office:value-type="float" office:value="0.416666666666667" calcext:value-type="float">
            <text:p>0.41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wn Wpn/Blade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11]-[.C111]-[.D111]-IF(OR([.E111]=&quot;CB&quot;;[.E111]=&quot;CA&quot;);1;0)" office:value-type="float" office:value="10" calcext:value-type="float">
            <text:p>10</text:p>
          </table:table-cell>
          <table:table-cell table:formula="of:=VLOOKUP([.F111];[.$J$2:.$L$12];3)" office:value-type="float" office:value="0.166666666666667" calcext:value-type="float">
            <text:p>0.1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wn Wpn/Blu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table:formula="of:=[.B112]-[.C112]-[.D112]-IF(OR([.E112]=&quot;CB&quot;;[.E112]=&quot;CA&quot;);1;0)" office:value-type="float" office:value="5" calcext:value-type="float">
            <text:p>5</text:p>
          </table:table-cell>
          <table:table-cell table:formula="of:=VLOOKUP([.F112];[.$J$2:.$L$12];3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113]-[.C113]-[.D113]-IF(OR([.E113]=&quot;CB&quot;;[.E113]=&quot;CA&quot;);1;0)" office:value-type="float" office:value="3" calcext:value-type="float">
            <text:p>3</text:p>
          </table:table-cell>
          <table:table-cell table:formula="of:=VLOOKUP([.F113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ing/Wil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</text:p>
          </table:table-cell>
          <table:table-cell table:formula="of:=[.B114]-[.C114]-[.D114]-IF(OR([.E114]=&quot;CB&quot;;[.E114]=&quot;CA&quot;);1;0)" office:value-type="float" office:value="2" calcext:value-type="float">
            <text:p>2</text:p>
          </table:table-cell>
          <table:table-cell table:formula="of:=VLOOKUP([.F114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</text:p>
          </table:table-cell>
          <table:table-cell table:formula="of:=[.B115]-[.C115]-[.D115]-IF(OR([.E115]=&quot;CB&quot;;[.E115]=&quot;CA&quot;);1;0)" office:value-type="float" office:value="3" calcext:value-type="float">
            <text:p>3</text:p>
          </table:table-cell>
          <table:table-cell table:formula="of:=VLOOKUP([.F115];[.$J$2:.$L$12];3)" office:value-type="float" office:value="0.972222222222222" calcext:value-type="float">
            <text:p>0.97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o-G Ops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</text:p>
          </table:table-cell>
          <table:table-cell table:formula="of:=[.B116]-[.C116]-[.D116]-IF(OR([.E116]=&quot;CB&quot;;[.E116]=&quot;CA&quot;);1;0)" office:value-type="float" office:value="11" calcext:value-type="float">
            <text:p>11</text:p>
          </table:table-cell>
          <table:table-cell table:formula="of:=VLOOKUP([.F116];[.$J$2:.$L$12];3)" office:value-type="float" office:value="0.0833333333333333" calcext:value-type="float">
            <text:p>0.083333333333333</text:p>
          </table:table-cell>
          <table:table-cell table:number-columns-repeated="6"/>
        </table:table-row>
        <calcext:conditional-formats>
          <calcext:conditional-format calcext:target-range-address="Bonus.G45:Bonus.G47 Bonus.G2:Bonus.G19 Bonus.G21:Bonus.G28 Bonus.G30:Bonus.G43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69:Bonus.G116 Bonus.G48:Bonus.G54 Bonus.G56:Bonus.G62 Bonus.G64:Bonus.G67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20:Bonus.G20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29:Bonus.G29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44:Bonus.G44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55:Bonus.G55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63:Bonus.G63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G68:Bonus.G68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Bonus.F2:Bonus.F116">
            <calcext:color-scale>
              <calcext:color-scale-entry calcext:value="2" calcext:type="number" calcext:color="#00cc00"/>
              <calcext:color-scale-entry calcext:value="7" calcext:type="number" calcext:color="#ffff00"/>
              <calcext:color-scale-entry calcext:value="1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3T23:16:05.255000000</meta:creation-date>
    <dc:date>2025-03-01T23:28:52.186000000</dc:date>
    <meta:editing-duration>PT4H15M39S</meta:editing-duration>
    <meta:editing-cycles>9</meta:editing-cycles>
    <meta:generator>LibreOffice/6.0.7.3$Windows_X86_64 LibreOffice_project/dc89aa7a9eabfd848af146d5086077aeed2ae4a5</meta:generator>
    <meta:document-statistic meta:table-count="3" meta:cell-count="1586" meta:object-count="0"/>
  </office:meta>
</office:document-meta>
</file>